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FieldQueryParser.getPrefixQuery( String field , String term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FieldQueryParser.getFuzzyQuery( String field , String termStr , float minSimila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FieldQueryParser.parse( String [ ] queries , String [ ] fields , Analyzer analy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FieldQueryParser.getWildcardQuery( String field , String term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FieldQueryParser.parse( String query , String [ ] fields , BooleanClause . Occur [ ] flags , Analyzer analyz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FieldQueryParser.getFieldQuery( String field , String queryText , int slo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ultiFieldQueryParser.MultiFieldQueryParser( String [ ] fields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FieldQueryParser.applySlop( Query q , int sl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FieldQueryParser.getFieldQuery( String field , String query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FieldQueryParser.MultiFieldQueryParser( String [ ] fields , Analyzer analyzer , Map bo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FieldQueryParser.getRangeQuery( String field , String part1 , String part2 , boolean inclus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FieldQueryParser.parse( String [ ] queries , String [ ] fields , BooleanClause . Occur [ ] flags , Analyzer analyz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